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Helvetica, Jamrul, sans-serif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2.7549in" table:align="left"/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3139in"/>
    </style:style>
    <style:style style:name="Table2.A1" style:family="table-cell">
      <style:table-cell-properties style:vertical-align="middle" fo:padding="0.0194in" fo:border="none"/>
    </style:style>
    <style:style style:name="Table2.A2" style:family="table-cell">
      <style:table-cell-properties style:vertical-align="middle" fo:padding="0in" fo:border="none"/>
    </style:style>
    <style:style style:name="Table3" style:family="table">
      <style:table-properties style:width="2.7549in" table:align="left"/>
    </style:style>
    <style:style style:name="Table3.A" style:family="table-column">
      <style:table-column-properties style:column-width="1.441in"/>
    </style:style>
    <style:style style:name="Table3.B" style:family="table-column">
      <style:table-column-properties style:column-width="1.3139in"/>
    </style:style>
    <style:style style:name="Table3.A1" style:family="table-cell">
      <style:table-cell-properties style:vertical-align="middle" fo:padding="0.0194in" fo:border="none"/>
    </style:style>
    <style:style style:name="Table3.A2" style:family="table-cell">
      <style:table-cell-properties style:vertical-align="middle" fo:padding="0in" fo:border="none"/>
    </style:style>
    <style:style style:name="Table4" style:family="table">
      <style:table-properties style:width="2.7549in" table:align="left"/>
    </style:style>
    <style:style style:name="Table4.A" style:family="table-column">
      <style:table-column-properties style:column-width="1.441in"/>
    </style:style>
    <style:style style:name="Table4.B" style:family="table-column">
      <style:table-column-properties style:column-width="1.3139in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style:vertical-align="middle" fo:padding="0in" fo:border="none"/>
    </style:style>
    <style:style style:name="Table5" style:family="table">
      <style:table-properties style:width="3.0604in" table:align="left"/>
    </style:style>
    <style:style style:name="Table5.A" style:family="table-column">
      <style:table-column-properties style:column-width="1.441in"/>
    </style:style>
    <style:style style:name="Table5.B" style:family="table-column">
      <style:table-column-properties style:column-width="1.6194in"/>
    </style:style>
    <style:style style:name="Table5.A1" style:family="table-cell">
      <style:table-cell-properties style:vertical-align="middle" fo:padding="0.0194in" fo:border="none"/>
    </style:style>
    <style:style style:name="Table5.A2" style:family="table-cell">
      <style:table-cell-properties style:vertical-align="middle" fo:padding="0in" fo:border="none"/>
    </style:style>
    <style:style style:name="Table7" style:family="table">
      <style:table-properties style:width="2.7549in" table:align="left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1.3139in"/>
    </style:style>
    <style:style style:name="Table7.A1" style:family="table-cell">
      <style:table-cell-properties style:vertical-align="middle" fo:padding="0.0194in" fo:border="none"/>
    </style:style>
    <style:style style:name="Table7.A2" style:family="table-cell">
      <style:table-cell-properties style:vertical-align="middle" fo:padding="0in" fo:border="none"/>
    </style:style>
    <style:style style:name="Table9" style:family="table">
      <style:table-properties style:width="2.7549in" table:align="left"/>
    </style:style>
    <style:style style:name="Table9.A" style:family="table-column">
      <style:table-column-properties style:column-width="1.441in"/>
    </style:style>
    <style:style style:name="Table9.B" style:family="table-column">
      <style:table-column-properties style:column-width="1.3139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>
      <style:table-cell-properties style:vertical-align="middle" fo:padding="0in" fo:border="none"/>
    </style:style>
    <style:style style:name="Table10" style:family="table">
      <style:table-properties style:width="4.8826in" table:align="left"/>
    </style:style>
    <style:style style:name="Table10.A" style:family="table-column">
      <style:table-column-properties style:column-width="1.441in"/>
    </style:style>
    <style:style style:name="Table10.B" style:family="table-column">
      <style:table-column-properties style:column-width="3.4417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>
      <style:table-cell-properties style:vertical-align="middle" fo:padding="0in" fo:border="none"/>
    </style:style>
    <style:style style:name="Table11" style:family="table">
      <style:table-properties style:width="2.7549in" table:align="left"/>
    </style:style>
    <style:style style:name="Table11.A" style:family="table-column">
      <style:table-column-properties style:column-width="1.441in"/>
    </style:style>
    <style:style style:name="Table11.B" style:family="table-column">
      <style:table-column-properties style:column-width="1.3139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style:vertical-align="middle" fo:padding="0in" fo:border="none"/>
    </style:style>
    <style:style style:name="Table12" style:family="table">
      <style:table-properties style:width="3.6292in" table:align="left"/>
    </style:style>
    <style:style style:name="Table12.A" style:family="table-column">
      <style:table-column-properties style:column-width="1.441in"/>
    </style:style>
    <style:style style:name="Table12.B" style:family="table-column">
      <style:table-column-properties style:column-width="2.1882in"/>
    </style:style>
    <style:style style:name="Table12.A1" style:family="table-cell">
      <style:table-cell-properties style:vertical-align="middle" fo:padding="0.0194in" fo:border="none"/>
    </style:style>
    <style:style style:name="Table12.A2" style:family="table-cell">
      <style:table-cell-properties style:vertical-align="middle" fo:padding="0in" fo:border="none"/>
    </style:style>
    <style:style style:name="Table13" style:family="table">
      <style:table-properties style:width="2.7549in" table:align="left"/>
    </style:style>
    <style:style style:name="Table13.A" style:family="table-column">
      <style:table-column-properties style:column-width="1.441in"/>
    </style:style>
    <style:style style:name="Table13.B" style:family="table-column">
      <style:table-column-properties style:column-width="1.3139in"/>
    </style:style>
    <style:style style:name="Table13.A1" style:family="table-cell">
      <style:table-cell-properties style:vertical-align="middle" fo:padding="0.0194in" fo:border="none"/>
    </style:style>
    <style:style style:name="Table13.A2" style:family="table-cell">
      <style:table-cell-properties style:vertical-align="middle" fo:padding="0in" fo:border="none"/>
    </style:style>
    <style:style style:name="Table14" style:family="table">
      <style:table-properties style:width="2.7549in" table:align="left"/>
    </style:style>
    <style:style style:name="Table14.A" style:family="table-column">
      <style:table-column-properties style:column-width="1.441in"/>
    </style:style>
    <style:style style:name="Table14.B" style:family="table-column">
      <style:table-column-properties style:column-width="1.3139in"/>
    </style:style>
    <style:style style:name="Table14.A1" style:family="table-cell">
      <style:table-cell-properties style:vertical-align="middle" fo:padding="0.0194in" fo:border="none"/>
    </style:style>
    <style:style style:name="Table14.A2" style:family="table-cell">
      <style:table-cell-properties style:vertical-align="middle" fo:padding="0in" fo:border="none"/>
    </style:style>
    <style:style style:name="P1" style:family="paragraph" style:parent-style-name="Standard">
      <style:text-properties fo:font-variant="normal" fo:text-transform="none" fo:color="#000000" style:font-name="Trebuchet MS" fo:font-size="9pt" fo:letter-spacing="normal" fo:font-style="normal" fo:font-weight="normal"/>
    </style:style>
    <style:style style:name="P2" style:family="paragraph" style:parent-style-name="Standard">
      <style:paragraph-properties fo:margin-left="0in" fo:margin-right="0in" fo:margin-top="0in" fo:margin-bottom="0.2083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9pt" fo:letter-spacing="normal" fo:font-style="normal" fo:font-weight="normal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Trebuchet MS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0.5pt" fo:letter-spacing="normal" fo:font-style="normal" fo:font-weight="normal" officeooo:paragraph-rsid="001d8240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083in" fo:text-align="center" style:justify-single-word="false" fo:text-indent="0in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083in" fo:text-align="justify" style:justify-single-word="false" fo:text-indent="0in" style:auto-text-indent="fals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italic" fo:font-weight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10.5pt" fo:letter-spacing="normal" fo:font-style="italic" fo:font-weight="normal" officeooo:paragraph-rsid="001d8240"/>
    </style:style>
    <style:style style:name="P10" style:family="paragraph" style:parent-style-name="Text_20_body">
      <style:paragraph-properties fo:margin-top="0in" fo:margin-bottom="0.2083in" style:contextual-spacing="false" fo:text-align="center" style:justify-single-word="false" fo:padding="0in" fo:border="none"/>
    </style:style>
    <style:style style:name="P11" style:family="paragraph" style:parent-style-name="Text_20_body">
      <style:paragraph-properties fo:margin-top="0in" fo:margin-bottom="0.2083in" style:contextual-spacing="false" fo:text-align="center" style:justify-single-word="false" fo:padding="0in" fo:border="none"/>
      <style:text-properties officeooo:paragraph-rsid="001d8240"/>
    </style:style>
    <style:style style:name="P12" style:family="paragraph" style:parent-style-name="Heading_20_2">
      <style:paragraph-properties fo:margin-left="0in" fo:margin-right="0in" fo:margin-top="0.2083in" fo:margin-bottom="0.1043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3.5pt" fo:letter-spacing="normal" fo:font-style="normal" fo:font-weight="bold"/>
    </style:style>
    <style:style style:name="P13" style:family="paragraph" style:parent-style-name="Heading_20_2">
      <style:paragraph-properties fo:margin-left="0in" fo:margin-right="0in" fo:margin-top="0.2083in" fo:margin-bottom="0.1043in" style:contextual-spacing="false" style:line-height-at-least="0.2083in" fo:text-align="justify" style:justify-single-word="false" fo:text-indent="0in" style:auto-text-indent="false"/>
      <style:text-properties fo:font-variant="normal" fo:text-transform="none" fo:color="#000000" style:font-name="Trebuchet MS" fo:font-size="13.5pt" fo:letter-spacing="normal" fo:font-style="normal" fo:font-weight="bold" officeooo:paragraph-rsid="001d8240"/>
    </style:style>
    <style:style style:name="P14" style:family="paragraph" style:parent-style-name="Heading_20_1">
      <style:paragraph-properties fo:margin-left="0in" fo:margin-right="0in" fo:margin-top="0.052in" fo:margin-bottom="0.052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21pt" fo:letter-spacing="normal" fo:font-style="normal" fo:font-weight="bold"/>
    </style:style>
    <style:style style:name="P15" style:family="paragraph" style:parent-style-name="Heading_20_1">
      <style:paragraph-properties fo:margin-left="0in" fo:margin-right="0in" fo:margin-top="0.052in" fo:margin-bottom="0.052in" style:contextual-spacing="false" fo:text-align="center" style:justify-single-word="false" fo:text-indent="0in" style:auto-text-indent="false" fo:padding="0in" fo:border="none"/>
      <style:text-properties fo:font-variant="normal" fo:text-transform="none" fo:color="#000000" style:font-name="Trebuchet MS" fo:font-size="21pt" fo:letter-spacing="normal" fo:font-style="normal" fo:font-weight="bold" officeooo:paragraph-rsid="001d8240"/>
    </style:style>
    <style:style style:name="P16" style:family="paragraph" style:parent-style-name="Table_20_Contents">
      <style:text-properties officeooo:paragraph-rsid="001d8240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1d8240"/>
    </style:style>
    <style:style style:name="T1" style:family="text">
      <style:text-properties fo:font-variant="normal" fo:text-transform="none" fo:color="#000000" style:font-name="Trebuchet MS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Trebuchet MS" fo:font-size="10.5pt" fo:letter-spacing="normal" fo:font-style="normal" fo:font-weight="bold"/>
    </style:style>
    <style:style style:name="T3" style:family="text">
      <style:text-properties fo:font-variant="normal" fo:text-transform="none" fo:color="#000000" style:text-position="33% 80%" style:font-name="Trebuchet MS" fo:font-size="10.5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URI Online Judge | 1013</text:p>
      <text:h text:style-name="P14" text:outline-level="1">O Maior</text:h>
      <text:p text:style-name="P8">Adaptado por Neilor Tonin, URI <draw:frame draw:style-name="fr1" draw:name="graphics2" text:anchor-type="as-char" svg:width="0.1665in" svg:height="0.1146in" draw:z-index="0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5">Faça um programa que leia três valores e apresente o maior dos três valores lidos seguido da mensagem “eh o maior”. Utilize a fórmula: </text:p>
      <text:p text:style-name="P5"><text:line-break/><text:line-break/><draw:frame draw:style-name="fr1" draw:name="graphics3" text:anchor-type="as-char" svg:width="2.5in" svg:height="0.4165in" draw:z-index="1"><draw:image xlink:href="http://www.urionlinejudge.com.br/gallery/images/UOJ_1013.png" xlink:type="simple" xlink:show="embed" xlink:actuate="onLoad"/></draw:frame></text:p>
      <text:h text:style-name="P12" text:outline-level="2">Entrada</text:h>
      <text:p text:style-name="P4">O arquivo de entrada contém três valores inteiros.</text:p>
      <text:h text:style-name="P12" text:outline-level="2">Saída</text:h>
      <text:p text:style-name="P4">Imprima o maior dos três valores seguido por um espaço e a mensagem "eh o maior"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Contents">Exemplo de Entrada</text:p>
            </table:table-cell>
            <table:table-cell table:style-name="Table2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2.A2" office:value-type="string">
            <text:p text:style-name="P17">7 14 6</text:p>
          </table:table-cell>
          <table:table-cell table:style-name="Table2.A2" office:value-type="string">
            <text:p text:style-name="P17">14 eh o maior</text:p>
          </table:table-cell>
        </table:table-row>
      </table:table>
      <text:p text:style-name="Standard"/>
      <text:p text:style-name="Standard"><text:a xlink:type="simple" xlink:href="http://www.urionlinejudge.com.br/judge/problems/view/1010"/></text:p>
      <text:p text:style-name="Standard"/>
      <text:p text:style-name="P2">URI Online Judge | 1015</text:p>
      <text:h text:style-name="P14" text:outline-level="1">Distância entre dois pontos</text:h>
      <text:p text:style-name="P8">Adaptado por Neilor Tonin, URI <draw:frame draw:style-name="fr1" draw:name="graphics4" text:anchor-type="as-char" svg:width="0.1665in" svg:height="0.1146in" draw:z-index="2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Leia os quatro valores correspondentes aos eixos x e y de dois pontos quaisquer no plano, p1(x1,y1) e p2(x2,y2) e calcule a distância entre eles, mostrando 4 casas decimais após a vírgula, segundo a fórmula:<text:line-break/><text:line-break/>Distancia =<draw:frame draw:style-name="fr1" draw:name="graphics5" text:anchor-type="as-char" svg:width="1.8752in" svg:height="0.2398in" draw:z-index="3"><draw:image xlink:href="http://www.urionlinejudge.com.br/gallery/images/UOJ_1015.png" xlink:type="simple" xlink:show="embed" xlink:actuate="onLoad"/></draw:frame></text:p>
      <text:h text:style-name="P12" text:outline-level="2">Entrada</text:h>
      <text:p text:style-name="P7"><text:span text:style-name="T1">O arquivo de entrada contém duas linhas de dados. Na primeira linha contém os valores inteiros: </text:span><text:span text:style-name="Emphasis"><text:span text:style-name="Strong_20_Emphasis"><text:span text:style-name="T1">x1</text:span></text:span></text:span><text:span text:style-name="T1">,</text:span><text:span text:style-name="Emphasis"><text:span text:style-name="Strong_20_Emphasis"><text:span text:style-name="T1"> y1</text:span></text:span></text:span><text:span text:style-name="T1"> e na segunda linha contém os valores inteiros </text:span><text:span text:style-name="Emphasis"><text:span text:style-name="Strong_20_Emphasis"><text:span text:style-name="T1">x2</text:span></text:span></text:span><text:span text:style-name="T1">, </text:span><text:span text:style-name="Emphasis"><text:span text:style-name="Strong_20_Emphasis"><text:span text:style-name="T1">y2</text:span></text:span></text:span><text:span text:style-name="T1">.</text:span></text:p>
      <text:h text:style-name="P12" text:outline-level="2">Saída</text:h>
      <text:p text:style-name="P4">Calcule e imprima o valor da distância segundo a fórmula fornecida, com 4 casas após o ponto decimal.</text:p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Contents">Exemplo de Entrada</text:p>
            </table:table-cell>
            <table:table-cell table:style-name="Table3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3.A2" office:value-type="string">
            <text:p text:style-name="P17">1 7<text:line-break/>5 9</text:p>
          </table:table-cell>
          <table:table-cell table:style-name="Table3.A2" office:value-type="string">
            <text:p text:style-name="P17">4.4721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URI Online Judge | 1017</text:p>
      <text:h text:style-name="P14" text:outline-level="1">Gasto de Combustível</text:h>
      <text:p text:style-name="P8">Adaptado por Neilor Tonin, URI <draw:frame draw:style-name="fr1" draw:name="graphics6" text:anchor-type="as-char" svg:width="0.1665in" svg:height="0.1146in" draw:z-index="4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Joaozinho quer calcular e mostrar a quantidade de litros de combustível gastos em uma viagem, ao utilizar um automóvel que faz 12 KM/L. Para isso, ele gostaria que você o auxiliasse através de um simples programa. Para efetuar o cálculo, deve-se fornecer o tempo gasto na viagem (em horas) e a velocidade média durante a mesma (em km/h). Assim pode-se obter distância percorrida e em seguida calcular quantos litros seriam necessários. Mostre o valor com 3 casas decimais após o ponto.</text:p>
      <text:h text:style-name="P12" text:outline-level="2">Entrada</text:h>
      <text:p text:style-name="P4">O arquivo de entrada contém dois inteiros. O primeiro é o tempo gasto na viagem (em horas) e o segundo é a velocidade média durante a mesma (em km/h).</text:p>
      <text:h text:style-name="P12" text:outline-level="2">Saída</text:h>
      <text:p text:style-name="P4">Imprima a quantidade de litros necessária para realizar a viagem, com três dígitos após o ponto decimal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Contents">Exemplo de Entrada</text:p>
            </table:table-cell>
            <table:table-cell table:style-name="Table4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4.A2" office:value-type="string">
            <text:p text:style-name="P17">10<text:line-break/>85</text:p>
          </table:table-cell>
          <table:table-cell table:style-name="Table4.A2" office:value-type="string">
            <text:p text:style-name="P17">70.833</text:p>
          </table:table-cell>
        </table:table-row>
      </table:table>
      <text:p text:style-name="Standard"/>
      <text:p text:style-name="Standard"/>
      <text:p text:style-name="Standard"/>
      <text:p text:style-name="P2">URI Online Judge | 1018</text:p>
      <text:h text:style-name="P14" text:outline-level="1">Cédulas</text:h>
      <text:p text:style-name="P8">Adaptado por Neilor Tonin, URI <draw:frame draw:style-name="fr1" draw:name="graphics7" text:anchor-type="as-char" svg:width="0.1665in" svg:height="0.1146in" draw:z-index="5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7"><text:span text:style-name="T1">Leia um valor inteiro. A seguir, calcule o menor número de notas possíveis (cédulas) no qual o valor pode ser decomposto. As notas consideradas são de 100, 50, 20, 10, 5, 2 e 1. A seguir mostre</text:span><text:span text:style-name="Strong_20_Emphasis"><text:span text:style-name="T1"> o valor lido </text:span></text:span><text:span text:style-name="T1">e a relação de notas necessárias.</text:span></text:p>
      <text:h text:style-name="P12" text:outline-level="2">Entrada</text:h>
      <text:p text:style-name="P7"><text:span text:style-name="T1">O arquivo de entrada contém um valor inteiro </text:span><text:span text:style-name="Strong_20_Emphasis"><text:span text:style-name="T1">N </text:span></text:span><text:span text:style-name="T1">(0 &lt; </text:span><text:span text:style-name="Strong_20_Emphasis"><text:span text:style-name="T1">N </text:span></text:span><text:span text:style-name="T1">&lt; 1000000).</text:span></text:p>
      <text:h text:style-name="P12" text:outline-level="2"><text:soft-page-break/>Saída</text:h>
      <text:p text:style-name="P4">Imprima a quantidade mínima de notas de cada tipo necessárias, conforme o exemplo fornecido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Contents">Exemplo de Entrada</text:p>
            </table:table-cell>
            <table:table-cell table:style-name="Table5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5.A2" office:value-type="string">
            <text:p text:style-name="P17">576</text:p>
          </table:table-cell>
          <table:table-cell table:style-name="Table5.A2" office:value-type="string">
            <text:p text:style-name="P17">576<text:line-break/>5 nota(s) de R$ 100,00<text:line-break/>1 nota(s) de R$ 50,00<text:line-break/>1 nota(s) de R$ 20,00<text:line-break/>0 nota(s) de R$ 10,00<text:line-break/>1 nota(s) de R$ 5,00<text:line-break/>0 nota(s) de R$ 2,00<text:line-break/>1 nota(s) de R$ 1,00</text:p>
          </table:table-cell>
        </table:table-row>
      </table:table>
      <text:p text:style-name="Standard"/>
      <text:p text:style-name="P3">URI Online Judge | 1019</text:p>
      <text:h text:style-name="P14" text:outline-level="1">Idade em Dias</text:h>
      <text:p text:style-name="P8">Adaptado por Neilor Tonin, URI <draw:frame draw:style-name="fr1" draw:name="graphics9" text:anchor-type="as-char" svg:width="0.1665in" svg:height="0.1146in" draw:z-index="6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Leia um valor inteiro correspondente à idade de uma pessoa em dias e informe-a em anos, meses e dias.<text:line-break/><text:line-break/>Obs.: apenas para facilitar o cálculo, considere todo ano com 365 dias e todo mês com 30 dias.</text:p>
      <text:h text:style-name="P12" text:outline-level="2">Entrada</text:h>
      <text:p text:style-name="P4">O arquivo de entrada contém um valor inteiro.</text:p>
      <text:h text:style-name="P12" text:outline-level="2">Saída</text:h>
      <text:p text:style-name="P4">Imprima a saída conforme exemplo fornecido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Contents">Exemplo de Entrada</text:p>
            </table:table-cell>
            <table:table-cell table:style-name="Table7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7.A2" office:value-type="string">
            <text:p text:style-name="P17">400</text:p>
          </table:table-cell>
          <table:table-cell table:style-name="Table7.A2" office:value-type="string">
            <text:p text:style-name="P17">1 ano(s)<text:line-break/>1 mes(es)<text:line-break/>5 dia(s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URI Online Judge | 1041</text:p>
      <text:h text:style-name="P14" text:outline-level="1">Coordenadas de um Ponto</text:h>
      <text:p text:style-name="P8">Adaptado por Neilor Tonin, URI <draw:frame draw:style-name="fr1" draw:name="graphics11" text:anchor-type="as-char" svg:width="0.1665in" svg:height="0.1146in" draw:z-index="7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Leia 2 valores com uma casa decimal (x e y), que devem representar as coordenadas de um ponto em um plano. A seguir, determine qual o quadrante ao qual pertence o ponto, ou se está sobre um dos eixos cartesianos ou na origem (x = y = 0).</text:p>
      <text:p text:style-name="P6"><draw:frame draw:style-name="fr1" draw:name="graphics12" text:anchor-type="as-char" svg:width="1.8228in" svg:height="1.8228in" draw:z-index="8"><draw:image xlink:href="http://www.urionlinejudge.com.br/gallery/images/UOJ_1041.png" xlink:type="simple" xlink:show="embed" xlink:actuate="onLoad"/></draw:frame></text:p>
      <text:p text:style-name="P4">Se o ponto estiver na origem, escreva a mensagem “Origem”.</text:p>
      <text:p text:style-name="P4">Se o ponto estiver sobre um dos eixos escreva “Eixo X” ou “Eixo Y”, conforme for a situação.</text:p>
      <text:h text:style-name="P12" text:outline-level="2"><text:soft-page-break/>Entrada</text:h>
      <text:p text:style-name="P4">A entrada contem as coordenadas de um ponto.</text:p>
      <text:h text:style-name="P12" text:outline-level="2">Saída</text:h>
      <text:p text:style-name="P4">A saída deve apresentar o quadrante em que o ponto se encontra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Contents">Exemplo de Entrada</text:p>
            </table:table-cell>
            <table:table-cell table:style-name="Table9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9.A2" office:value-type="string">
            <text:p text:style-name="P17">4.5 -22</text:p>
          </table:table-cell>
          <table:table-cell table:style-name="Table9.A2" office:value-type="string">
            <text:p text:style-name="P17">Q4</text:p>
          </table:table-cell>
        </table:table-row>
      </table:table>
      <text:p text:style-name="Standard"/>
      <text:p text:style-name="Standard"/>
      <text:p text:style-name="P1">URI Online Judge | 1047</text:p>
      <text:h text:style-name="P14" text:outline-level="1">Tempo de Jogo com Minutos</text:h>
      <text:p text:style-name="P8">Adaptado por Neilor Tonin, URI <draw:frame draw:style-name="fr1" draw:name="graphics13" text:anchor-type="as-char" svg:width="0.1665in" svg:height="0.1146in" draw:z-index="9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Leia a hora inicial, minuto inicial, hora final e minuto final de um jogo. A seguir calcule a duração do jogo.</text:p>
      <text:p text:style-name="P7"><text:span text:style-name="Emphasis"><text:span text:style-name="T1">Obs:</text:span></text:span><text:span text:style-name="T1"> O jogo tem duração mínima de um (1) minuto e duração máxima de 24 horas.</text:span></text:p>
      <text:h text:style-name="P12" text:outline-level="2">Entrada</text:h>
      <text:p text:style-name="P4">Quatro números inteiros representando a hora de incício e fim do jogo.</text:p>
      <text:h text:style-name="P12" text:outline-level="2">Saída</text:h>
      <text:p text:style-name="P4">Mostre a seguinte mensagem: “O JOGO DUROU XXX HORA(S) E YYY MINUTO(S)” 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Contents">Exemplo de Entrada</text:p>
            </table:table-cell>
            <table:table-cell table:style-name="Table10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10.A2" office:value-type="string">
            <text:p text:style-name="P17">7 51 9 30</text:p>
          </table:table-cell>
          <table:table-cell table:style-name="Table10.A2" office:value-type="string">
            <text:p text:style-name="P17">O JOGO DUROU 1 HORA(S) E 39 MINUTO(S)</text:p>
          </table:table-cell>
        </table:table-row>
      </table:table>
      <text:p text:style-name="Standard"/>
      <text:p text:style-name="Standard"/>
      <text:p text:style-name="P1">URI Online Judge | 1049</text:p>
      <text:h text:style-name="P14" text:outline-level="1">Animal</text:h>
      <text:p text:style-name="P8">Por Neilor Tonin, URI <draw:frame draw:style-name="fr1" draw:name="graphics14" text:anchor-type="as-char" svg:width="0.1665in" svg:height="0.1146in" draw:z-index="10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Neste problema você deverá ler 3 palavras que definem o tipo de animal possível segundo o esquema abaixo, da esquerda para a direita.  Em seguida conclua qual dos animais seguintes foi escolhido, através das três palavras fornecidas.<text:line-break/> </text:p>
      <text:p text:style-name="P6"><text:soft-page-break/><draw:frame draw:style-name="fr1" draw:name="graphics15" text:anchor-type="as-char" svg:width="6.4374in" svg:height="4.4898in" draw:z-index="11"><draw:image xlink:href="http://www.urionlinejudge.com.br/gallery/images/UOJ_1049.png" xlink:type="simple" xlink:show="embed" xlink:actuate="onLoad"/></draw:frame></text:p>
      <text:h text:style-name="P12" text:outline-level="2">Entrada</text:h>
      <text:p text:style-name="P4">A entrada contém 3 palavras, uma em cada linha, necessárias para identificar o animal segundo a figura acima, com todas as letras minúsculas.</text:p>
      <text:h text:style-name="P12" text:outline-level="2">Saída</text:h>
      <text:p text:style-name="P4">Imprima o nome do animal correspondente à entrada fornecida.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Contents">Exemplo de Entrada</text:p>
            </table:table-cell>
            <table:table-cell table:style-name="Table11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11.A2" office:value-type="string">
            <text:p text:style-name="P17">invertebrado<text:line-break/>inseto<text:line-break/>hematofago</text:p>
          </table:table-cell>
          <table:table-cell table:style-name="Table11.A2" office:value-type="string">
            <text:p text:style-name="P17">pulga</text:p>
          </table:table-cell>
        </table:table-row>
      </table:table>
      <text:p text:style-name="Standard"/>
      <text:p text:style-name="Standard"/>
      <text:p text:style-name="P1">URI Online Judge | 1094</text:p>
      <text:h text:style-name="P14" text:outline-level="1">Experiências</text:h>
      <text:p text:style-name="P8">Adaptado por Neilor Tonin, URI <draw:frame draw:style-name="fr1" draw:name="graphics16" text:anchor-type="as-char" svg:width="0.1665in" svg:height="0.1146in" draw:z-index="12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Maria acabou de iniciar seu curso de graduação na faculdade de medicina e precisa de sua ajuda para organizar os experimentos de um laboratório o qual ela é responsável. Ela quer saber no final do ano, quantas cobaias foram utilizadas no laboratório e o percentual de cada tipo de cobaia utilizada.<text:line-break/><text:line-break/><text:soft-page-break/>Este laboratório em especial utiliza três tipos de cobaias: sapos, ratos e coelhos. Para obter estas informação, ela sabe exatamente o número de experimentos que foram realizados, o tipo de cobaia utilizada e a quantidade de cobaias utilizadas em cada experimento.</text:p>
      <text:h text:style-name="P12" text:outline-level="2">Entrada</text:h>
      <text:p text:style-name="P7"><text:span text:style-name="T1">A primeira linha de entrada contém um valor inteiro </text:span><text:span text:style-name="Strong_20_Emphasis"><text:span text:style-name="T1">N</text:span></text:span><text:span text:style-name="T1"> que indica os vários casos de teste que vem a seguir. Cada caso de teste contém um inteiro </text:span><text:span text:style-name="Strong_20_Emphasis"><text:span text:style-name="T1">Quantia</text:span></text:span><text:span text:style-name="T1"> (1 ≤ </text:span><text:span text:style-name="Strong_20_Emphasis"><text:span text:style-name="T1">Quantia</text:span></text:span><text:span text:style-name="T1"> ≤ 15) que representa a quantidade de cobaias utilizadas e um caractere </text:span><text:span text:style-name="Strong_20_Emphasis"><text:span text:style-name="T1">Tipo</text:span></text:span><text:span text:style-name="T1"> ('C', 'R' ou 'S'), indicando o tipo de cobaia (</text:span><text:span text:style-name="Emphasis"><text:span text:style-name="T1">R</text:span></text:span><text:span text:style-name="T1">:Rato </text:span><text:span text:style-name="Emphasis"><text:span text:style-name="T1">S</text:span></text:span><text:span text:style-name="T1">:Sapo </text:span><text:span text:style-name="Emphasis"><text:span text:style-name="T1">C</text:span></text:span><text:span text:style-name="T1">:Coelho).</text:span></text:p>
      <text:h text:style-name="P12" text:outline-level="2">Saída</text:h>
      <text:p text:style-name="P4">Apresente o total de cobaias utilizadas, o total de cada tipo de cobaia utilizada e o percentual de cada uma em relação ao total de cobaias utilizadas, sendo que o percentual deve ser apresentado com dois dígitos após o ponto.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Contents">Exemplo de Entrada</text:p>
            </table:table-cell>
            <table:table-cell table:style-name="Table12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12.A2" office:value-type="string">
            <text:p text:style-name="P17">10<text:line-break/>10 C<text:line-break/>6 R<text:line-break/>15 S<text:line-break/>5 C<text:line-break/>14 R<text:line-break/>9 C<text:line-break/>6 R<text:line-break/>8 S<text:line-break/>5 C<text:line-break/>14 R</text:p>
          </table:table-cell>
          <table:table-cell table:style-name="Table12.A2" office:value-type="string">
            <text:p text:style-name="P17">Total: 92 cobaias<text:line-break/>Total de coelhos: 29<text:line-break/>Total de ratos: 40<text:line-break/>Total de sapos: 23<text:line-break/>Percentual de coelhos: 31.52 %<text:line-break/>Percentual de ratos: 43.48 %<text:line-break/>Percentual de sapos: 25.00 %</text:p>
          </table:table-cell>
        </table:table-row>
      </table:table>
      <text:p text:style-name="Standard"/>
      <text:p text:style-name="Standard"/>
      <text:p text:style-name="Standard"/>
      <text:p text:style-name="P1">URI Online Judge | 1165</text:p>
      <text:h text:style-name="P14" text:outline-level="1">Número Primo</text:h>
      <text:p text:style-name="P8">Adaptado por Neilor Tonin, URI <draw:frame draw:style-name="fr1" draw:name="graphics17" text:anchor-type="as-char" svg:width="0.1665in" svg:height="0.1146in" draw:z-index="13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4">Na matemática, um Número Primo é aquele que pode ser dividido somente por 1 (um) e por ele mesmo. Por exemplo, o número 7 é primo, pois pode ser dividido apenas pelo número 1 e pelo número 7.</text:p>
      <text:h text:style-name="P12" text:outline-level="2">Entrada</text:h>
      <text:p text:style-name="P7"><text:span text:style-name="T1">A entrada contém vários casos de teste. A primeira linha da entrada contém um inteiro </text:span><text:span text:style-name="Strong_20_Emphasis"><text:span text:style-name="T1">N </text:span></text:span><text:span text:style-name="T1">(1 ≤ </text:span><text:span text:style-name="Strong_20_Emphasis"><text:span text:style-name="T1">N</text:span></text:span><text:span text:style-name="T1"> ≤ 20), indicando o número de casos de teste da entrada. Cada uma das </text:span><text:span text:style-name="Strong_20_Emphasis"><text:span text:style-name="T1">N</text:span></text:span><text:span text:style-name="T1"> linhas seguintes contém um valor inteiro </text:span><text:span text:style-name="Strong_20_Emphasis"><text:span text:style-name="T1">X</text:span></text:span><text:span text:style-name="T1"> (1 ≤ </text:span><text:span text:style-name="Strong_20_Emphasis"><text:span text:style-name="T1">X</text:span></text:span><text:span text:style-name="T1"> ≤ 10</text:span><text:span text:style-name="T3">7</text:span><text:span text:style-name="T1">), que pode ser ou não, um número primo.</text:span></text:p>
      <text:h text:style-name="P12" text:outline-level="2"><text:soft-page-break/>Saída</text:h>
      <text:p text:style-name="P7"><text:span text:style-name="T1">Para cada caso de teste de entrada, imprima a mensagem “</text:span><text:span text:style-name="Strong_20_Emphasis"><text:span text:style-name="T1">X </text:span></text:span><text:span text:style-name="T1">eh primo” ou “</text:span><text:span text:style-name="Strong_20_Emphasis"><text:span text:style-name="T1">X </text:span></text:span><text:span text:style-name="T1">nao eh primo”, de acordo com a especificação fornecida.</text:span>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Contents">Exemplo de Entrada</text:p>
            </table:table-cell>
            <table:table-cell table:style-name="Table13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13.A2" office:value-type="string">
            <text:p text:style-name="P17">3<text:line-break/>8<text:line-break/>51<text:line-break/>7</text:p>
          </table:table-cell>
          <table:table-cell table:style-name="Table13.A2" office:value-type="string">
            <text:p text:style-name="P17">8 nao eh primo<text:line-break/>51 nao eh primo<text:line-break/>7 eh primo</text:p>
          </table:table-cell>
        </table:table-row>
      </table:table>
      <text:p text:style-name="Standard"/>
      <text:p text:style-name="Standard"/>
      <text:p text:style-name="P1">URI Online Judge | 1158</text:p>
      <text:h text:style-name="P14" text:outline-level="1">Soma de Ímpares Consecutivos III</text:h>
      <text:p text:style-name="P8">Adaptado por Neilor Tonin, URI <draw:frame draw:style-name="fr1" draw:name="graphics18" text:anchor-type="as-char" svg:width="0.1665in" svg:height="0.1146in" draw:z-index="14"><draw:image xlink:href="http://www.urionlinejudge.com.br/gallery/images/flags/br.gif" xlink:type="simple" xlink:show="embed" xlink:actuate="onLoad"/></draw:frame> Brasil</text:p>
      <text:p text:style-name="P10"><text:span text:style-name="Strong_20_Emphasis"><text:span text:style-name="T2">Timelimit: 1</text:span></text:span></text:p>
      <text:p text:style-name="P7"><text:span text:style-name="T1">Leia um valor inteiro </text:span><text:span text:style-name="Strong_20_Emphasis"><text:span text:style-name="T1">N</text:span></text:span><text:span text:style-name="T1"> que é a quantidade de casos de teste que vem a seguir. Cada caso de teste consiste de dois inteiros </text:span><text:span text:style-name="Strong_20_Emphasis"><text:span text:style-name="T1">X</text:span></text:span><text:span text:style-name="T1"> e </text:span><text:span text:style-name="Strong_20_Emphasis"><text:span text:style-name="T1">Y</text:span></text:span><text:span text:style-name="T1">. Você deve apresentar a soma de </text:span><text:span text:style-name="Strong_20_Emphasis"><text:span text:style-name="T1">Y </text:span></text:span><text:span text:style-name="T1">ímpares consecutivos a partir de </text:span><text:span text:style-name="Strong_20_Emphasis"><text:span text:style-name="T1">X</text:span></text:span><text:span text:style-name="T1">inclusive o próprio X se ele for ímpar. Por exemplo:<text:line-break/>para a entrada 4 5, a saída deve ser 45, que é equivalente à: 5 + 7 + 9 + 11 + 13<text:line-break/>para a entrada 7 4, a saída deve ser 40, que é equivalente à: 7 + 9 + 11 + 13</text:span></text:p>
      <text:h text:style-name="P12" text:outline-level="2">Entrada</text:h>
      <text:p text:style-name="P7"><text:span text:style-name="T1">A primeira linha de entrada é um inteiro </text:span><text:span text:style-name="Strong_20_Emphasis"><text:span text:style-name="T1">N </text:span></text:span><text:span text:style-name="T1">que é a quantidade de casos de teste que vem a seguir. Cada caso de teste consiste em uma linha contendo dois inteiros </text:span><text:span text:style-name="Strong_20_Emphasis"><text:span text:style-name="T1">X</text:span></text:span><text:span text:style-name="T1"> e </text:span><text:span text:style-name="Strong_20_Emphasis"><text:span text:style-name="T1">Y</text:span></text:span><text:span text:style-name="T1">.</text:span></text:p>
      <text:h text:style-name="P12" text:outline-level="2">Saída</text:h>
      <text:p text:style-name="P7"><text:span text:style-name="T1">Imprima a soma dos consecutivos números ímpares a partir do valor </text:span><text:span text:style-name="Strong_20_Emphasis"><text:span text:style-name="T1">X</text:span></text:span><text:span text:style-name="T1">.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Contents">Exemplo de Entrada</text:p>
            </table:table-cell>
            <table:table-cell table:style-name="Table14.A1" office:value-type="string">
              <text:p text:style-name="Table_20_Contents">Exemplo de Saída</text:p>
            </table:table-cell>
          </table:table-row>
        </table:table-header-rows>
        <table:table-row>
          <table:table-cell table:style-name="Table14.A2" office:value-type="string">
            <text:p text:style-name="P17">2<text:line-break/>4 3<text:line-break/>11 2</text:p>
          </table:table-cell>
          <table:table-cell table:style-name="Table14.A2" office:value-type="string">
            <text:p text:style-name="P17">21<text:line-break/>2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, Helvetica, Jamrul, sans-serif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Droid Sans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Droid Sans Devanagar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08:11:13.943545352</meta:creation-date>
    <dc:date>2013-09-19T08:26:46.074192790</dc:date>
    <meta:editing-duration>PT11S</meta:editing-duration>
    <meta:editing-cycles>1</meta:editing-cycles>
    <meta:document-statistic meta:table-count="11" meta:image-count="15" meta:object-count="0" meta:page-count="8" meta:paragraph-count="149" meta:word-count="1468" meta:character-count="7834" meta:non-whitespace-character-count="6492"/>
    <meta:generator>LibreOffice/4.1.1.2$Linux_X86_64 LibreOffice_project/410m0$Build-2</meta:generator>
  </office:meta>
</office:document-meta>
</file>